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10000007351BF20175627ED85.png" manifest:media-type="image/png"/>
  <manifest:file-entry manifest:full-path="Pictures/100000000000006400000063CDAB18F838F3AD8F.png" manifest:media-type="image/png"/>
  <manifest:file-entry manifest:full-path="Pictures/1000000000000092000000688477D374996AFDC4.png" manifest:media-type="image/png"/>
  <manifest:file-entry manifest:full-path="Pictures/100000000000019D000000896424F051FE48A5FA.png" manifest:media-type="image/png"/>
  <manifest:file-entry manifest:full-path="Pictures/100000000000008E000000A7281FF310F2309405.png" manifest:media-type="image/png"/>
  <manifest:file-entry manifest:full-path="Pictures/10000000000000980000007D506CB1C9FC1098DD.png" manifest:media-type="image/png"/>
  <manifest:file-entry manifest:full-path="Pictures/100000000000006B0000006F67009C3AD39174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254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607cm" svg:height="2.751cm" svg:x="2.081cm" svg:y="4.572cm">
          <draw:image xlink:href="Pictures/1000000000000092000000688477D374996AFDC4.png" xlink:type="simple" xlink:show="embed" xlink:actuate="onLoad">
            <text:p/>
          </draw:image>
        </draw:frame>
        <draw:frame draw:style-name="gr2" draw:text-style-name="P1" draw:layer="layout" svg:width="4.021cm" svg:height="3.306cm" svg:x="2.021cm" svg:y="10.481cm">
          <draw:image xlink:href="Pictures/10000000000000980000007D506CB1C9FC1098DD.png" xlink:type="simple" xlink:show="embed" xlink:actuate="onLoad">
            <text:p/>
          </draw:image>
        </draw:frame>
        <draw:frame draw:style-name="gr2" draw:text-style-name="P1" draw:layer="layout" svg:width="3.756cm" svg:height="4.418cm" svg:x="8.944cm" svg:y="8.028cm">
          <draw:image xlink:href="Pictures/100000000000008E000000A7281FF310F2309405.png" xlink:type="simple" xlink:show="embed" xlink:actuate="onLoad">
            <text:p/>
          </draw:image>
        </draw:frame>
        <draw:frame draw:style-name="gr2" draw:text-style-name="P1" draw:layer="layout" svg:width="2.83cm" svg:height="2.936cm" svg:x="6.142cm" svg:y="13.208cm">
          <draw:image xlink:href="Pictures/100000000000006B0000006F67009C3AD391741E.png" xlink:type="simple" xlink:show="embed" xlink:actuate="onLoad">
            <text:p/>
          </draw:image>
        </draw:frame>
        <draw:frame draw:style-name="gr2" draw:text-style-name="P1" draw:layer="layout" svg:width="2.989cm" svg:height="3.042cm" svg:x="8.636cm" svg:y="15.754cm">
          <draw:image xlink:href="Pictures/10000000000000710000007351BF20175627ED85.png" xlink:type="simple" xlink:show="embed" xlink:actuate="onLoad">
            <text:p/>
          </draw:image>
        </draw:frame>
        <draw:line draw:style-name="gr3" draw:text-style-name="P2" draw:layer="layout" svg:x1="1.27cm" svg:y1="3.31cm" svg:x2="1.27cm" svg:y2="14.478cm">
          <text:p/>
        </draw:line>
        <draw:line draw:style-name="gr3" draw:text-style-name="P2" draw:layer="layout" svg:x1="1.27cm" svg:y1="5.588cm" svg:x2="2.54cm" svg:y2="5.588cm">
          <text:p/>
        </draw:line>
        <draw:line draw:style-name="gr3" draw:text-style-name="P2" draw:layer="layout" svg:x1="1.27cm" svg:y1="11.352cm" svg:x2="2.54cm" svg:y2="11.352cm">
          <text:p/>
        </draw:line>
        <draw:line draw:style-name="gr3" draw:text-style-name="P2" draw:layer="layout" svg:x1="3.81cm" svg:y1="6.858cm" svg:x2="3.81cm" svg:y2="8.636cm">
          <text:p/>
        </draw:line>
        <draw:line draw:style-name="gr3" draw:text-style-name="P2" draw:layer="layout" svg:x1="3.81cm" svg:y1="13.438cm" svg:x2="3.81cm" svg:y2="14.708cm">
          <text:p/>
        </draw:line>
        <draw:line draw:style-name="gr3" draw:text-style-name="P2" draw:layer="layout" svg:x1="3.81cm" svg:y1="7.874cm" svg:x2="6.096cm" svg:y2="7.874cm">
          <text:p/>
        </draw:line>
        <draw:line draw:style-name="gr3" draw:text-style-name="P2" draw:layer="layout" svg:x1="9.906cm" svg:y1="19.05cm" svg:x2="11.43cm" svg:y2="19.05cm">
          <text:p/>
        </draw:line>
        <draw:line draw:style-name="gr3" draw:text-style-name="P2" draw:layer="layout" svg:x1="7.212cm" svg:y1="9.652cm" svg:x2="7.212cm" svg:y2="10.922cm">
          <text:p/>
        </draw:line>
        <draw:line draw:style-name="gr3" draw:text-style-name="P2" draw:layer="layout" svg:x1="3.81cm" svg:y1="14.224cm" svg:x2="6.096cm" svg:y2="14.224cm">
          <text:p/>
        </draw:line>
        <draw:line draw:style-name="gr3" draw:text-style-name="P2" draw:layer="layout" svg:x1="7.212cm" svg:y1="16.764cm" svg:x2="8.382cm" svg:y2="16.764cm">
          <text:p/>
        </draw:line>
        <draw:line draw:style-name="gr3" draw:text-style-name="P2" draw:layer="layout" svg:x1="7.212cm" svg:y1="16.002cm" svg:x2="7.212cm" svg:y2="17.272cm">
          <text:p/>
        </draw:line>
        <draw:line draw:style-name="gr3" draw:text-style-name="P2" draw:layer="layout" svg:x1="7.212cm" svg:y1="9.652cm" svg:x2="7.212cm" svg:y2="10.922cm">
          <text:p/>
        </draw:line>
        <draw:line draw:style-name="gr3" draw:text-style-name="P2" draw:layer="layout" svg:x1="9.906cm" svg:y1="18.542cm" svg:x2="9.906cm" svg:y2="19.812cm">
          <text:p/>
        </draw:line>
        <draw:frame draw:style-name="gr2" draw:text-style-name="P1" draw:layer="layout" svg:width="2.645cm" svg:height="2.618cm" svg:x="6.196cm" svg:y="7.034cm">
          <draw:image xlink:href="Pictures/100000000000006400000063CDAB18F838F3AD8F.png" xlink:type="simple" xlink:show="embed" xlink:actuate="onLoad">
            <text:p/>
          </draw:image>
        </draw:frame>
        <draw:frame draw:style-name="gr2" draw:text-style-name="P1" draw:layer="layout" svg:width="10.926cm" svg:height="3.624cm" svg:x="11.634cm" svg:y="17.376cm">
          <draw:image xlink:href="Pictures/100000000000019D000000896424F051FE48A5FA.png" xlink:type="simple" xlink:show="embed" xlink:actuate="onLoad">
            <text:p/>
          </draw:image>
        </draw:frame>
        <draw:line draw:style-name="gr3" draw:text-style-name="P2" draw:layer="layout" svg:x1="7.212cm" svg:y1="10.414cm" svg:x2="8.736cm" svg:y2="10.414cm">
          <text:p/>
        </draw:line>
        <draw:frame draw:style-name="gr4" draw:text-style-name="P3" draw:layer="layout" svg:width="7.874cm" svg:height="1.774cm" svg:x="13.308cm" svg:y="8.078cm">
          <draw:text-box>
            <text:p>bright field image of the spheroid before invasion</text:p>
          </draw:text-box>
        </draw:frame>
        <draw:frame draw:style-name="gr4" draw:text-style-name="P3" draw:layer="layout" svg:width="7.874cm" svg:height="2.384cm" svg:x="13.37cm" svg:y="14.99cm">
          <draw:text-box>
            <text:p>multiple fluorescence images for each spheroid after invasion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2T15:04:53.812119229</meta:creation-date>
    <dc:date>2020-03-02T15:05:23.019789177</dc:date>
    <meta:editing-duration>PT29S</meta:editing-duration>
    <meta:editing-cycles>1</meta:editing-cycles>
    <meta:document-statistic meta:object-count="46"/>
    <meta:generator>LibreOffice/5.1.6.2$Linux_X86_64 LibreOffice_project/10m0$Build-2</meta:generator>
  </office:meta>
</office:document-meta>
</file>